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You may rest easy. Gaora is now recuperating
in the guest chambers.</text:p>
          </table:table-cell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 office:value-type="string">
            <text:p>Fortunately, his injuries are not too deep.</text:p>
          </table:table-cell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to hear.</text:p>
          </table:table-cell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 office:value-type="string">
            <text:p>However, with Lumii abducted, the situation is
still urgent.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 office:value-type="string">
            <text:p>Blue Carat aiming for Lumii right now can only
mean one thing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bout the antidote to the Spell Enchanter,
isn't it...</text:p>
          </table:table-cell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oubtedly.</text:p>
          </table:table-cell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you mean to say that Blue Carat knew that
Lumii-san was developing this antidote?</text:p>
          </table:table-cell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t appears we have had a leak of
information.</text:p>
          </table:table-cell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lue Carat is cooperating with White Carat
so if she learned about a drug that could
suppress White Carat's power, of course she
would want to interfere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so they took Lumii-san away...</text:p>
          </table:table-cell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o find her!</text:p>
          </table:table-cell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at is certainly true...</text:p>
          </table:table-cell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 office:value-type="string">
            <text:p>However, I do not believe that even Gaora
and Sharusharu know where Blue Carat
disappeared to.</text:p>
          </table:table-cell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s this a dead Eeend?</text:p>
          </table:table-cell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Blue Carat would have gone... I don't
have the slightest idea.</text:p>
          </table:table-cell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t a loss. There may be nothing we can do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think they might be somewhere in
the Southlands, but...</text:p>
          </table:table-cell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h? Why's that?</text:p>
          </table:table-cell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fter the meteor (the starship) crashed into
the research institute, Lumii-san went missing.</text:p>
          </table:table-cell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 office:value-type="string">
            <text:p>According to her, she was following White Carat
to the Southlands during that time frame...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ee...! That must mean that White Carat's
hideout is somewhere in the Southlands!</text:p>
          </table:table-cell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rue, Blue Carat is cooperating with
her, then that's where they've gone...!</text:p>
          </table:table-cell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astute observation. Consider me impressed,
Kiryū.</text:p>
          </table:table-cell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it was just a guess! /////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f this is true, then you shall need to
journey to the Southlands and search for
Lumii with great haste.</text:p>
          </table:table-cell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Of course!</text:p>
          </table:table-cell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just gotta ask around the south and
find their hideout, Riiight?</text:p>
          </table:table-cell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It'll be easiest just to ask the locals.</text:p>
          </table:table-cell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, that is right. I shall take the “Ancient
Wyvern Scale” you collected and store it in
the royal treasury along with the tea leaves
Gaora found.</text:p>
          </table:table-cell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the 【Ancient Wyvern Scale】 over to
the Princess.</text:p>
          </table:table-cell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w, I leave the matter of finding Lumii in
your h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